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f3d" officeooo:paragraph-rsid="001c9f3d"/>
    </style:style>
    <style:style style:name="P2" style:family="paragraph" style:parent-style-name="Standard">
      <style:text-properties officeooo:paragraph-rsid="001c9f3d"/>
    </style:style>
    <style:style style:name="P3" style:family="paragraph" style:parent-style-name="Standard">
      <style:text-properties officeooo:paragraph-rsid="001f9907"/>
    </style:style>
    <style:style style:name="P4" style:family="paragraph" style:parent-style-name="Standard">
      <style:text-properties officeooo:paragraph-rsid="00253d96"/>
    </style:style>
    <style:style style:name="P5" style:family="paragraph" style:parent-style-name="Standard">
      <style:text-properties officeooo:rsid="002fb866" officeooo:paragraph-rsid="002fb866"/>
    </style:style>
    <style:style style:name="T1" style:family="text">
      <style:text-properties officeooo:rsid="001c9f3d"/>
    </style:style>
    <style:style style:name="T2" style:family="text">
      <style:text-properties officeooo:rsid="001ca278"/>
    </style:style>
    <style:style style:name="T3" style:family="text">
      <style:text-properties officeooo:rsid="001cee8b"/>
    </style:style>
    <style:style style:name="T4" style:family="text">
      <style:text-properties officeooo:rsid="001d3abc"/>
    </style:style>
    <style:style style:name="T5" style:family="text">
      <style:text-properties officeooo:rsid="001f2c3f"/>
    </style:style>
    <style:style style:name="T6" style:family="text">
      <style:text-properties officeooo:rsid="001f9907"/>
    </style:style>
    <style:style style:name="T7" style:family="text">
      <style:text-properties officeooo:rsid="00205719"/>
    </style:style>
    <style:style style:name="T8" style:family="text">
      <style:text-properties officeooo:rsid="00218473"/>
    </style:style>
    <style:style style:name="T9" style:family="text">
      <style:text-properties officeooo:rsid="0023803e"/>
    </style:style>
    <style:style style:name="T10" style:family="text">
      <style:text-properties officeooo:rsid="00253d96"/>
    </style:style>
    <style:style style:name="T11" style:family="text">
      <style:text-properties officeooo:rsid="0027145b"/>
    </style:style>
    <style:style style:name="T12" style:family="text">
      <style:text-properties officeooo:rsid="00287566"/>
    </style:style>
    <style:style style:name="T13" style:family="text">
      <style:text-properties officeooo:rsid="0029d69f"/>
    </style:style>
    <style:style style:name="T14" style:family="text">
      <style:text-properties officeooo:rsid="0029fce9"/>
    </style:style>
    <style:style style:name="T15" style:family="text">
      <style:text-properties officeooo:rsid="0036ff76"/>
    </style:style>
    <style:style style:name="T16" style:family="text">
      <style:text-properties officeooo:rsid="0038528a"/>
    </style:style>
    <style:style style:name="T17" style:family="text">
      <style:text-properties officeooo:rsid="002bfbea"/>
    </style:style>
    <style:style style:name="T18" style:family="text">
      <style:text-properties officeooo:rsid="002c59d6"/>
    </style:style>
    <style:style style:name="T19" style:family="text">
      <style:text-properties officeooo:rsid="002d726b"/>
    </style:style>
    <style:style style:name="T20" style:family="text">
      <style:text-properties officeooo:rsid="002d8e58"/>
    </style:style>
    <style:style style:name="T21" style:family="text">
      <style:text-properties officeooo:rsid="002e93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The data was initially categorised</text:span><text:span text:style-name="T3"> according to CyBOK knowledge areas </text:span><text:span text:style-name="T4">however </text:span><text:span text:style-name="T6">it became clear this was not accurately reflecting the </text:span><text:span text:style-name="T8">nature or the</text:span><text:span text:style-name="T6"> range of content available. For example, there were </text:span><text:span text:style-name="T7">a significant portion of</text:span><text:span text:style-name="T6"> </text:span><text:span text:style-name="T7">listings</text:span><text:span text:style-name="T6"> </text:span><text:span text:style-name="T7">relating</text:span><text:span text:style-name="T6"> to drugs </text:span><text:span text:style-name="T7">and </text:span><text:span text:style-name="T9">e-books</text:span><text:span text:style-name="T6"> we believed </text:span><text:span text:style-name="T7">could be relevant </text:span><text:span text:style-name="T9">and should be covered by the codebook.</text:span></text:p>
      <text:p text:style-name="P1"/>
      <text:p text:style-name="P5">Once these categories were defined and agreed, they were then mapped to the most relevant CyBOK knowledge area</text:p>
      <text:p text:style-name="P1"/>
      <text:p text:style-name="P1">The aim of the codebook was to define <text:span text:style-name="T5">clear categories </text:span><text:span text:style-name="T9">that would cover the most fre</text:span></text:p>
      <text:p text:style-name="P1"/>
      <text:p text:style-name="P4"><text:span text:style-name="T10">A randomly selected ten percent sample of this sorted data </text:span><text:span text:style-name="T11">was then manually categorised by a co-rater (one of my project supervisors) </text:span><text:span text:style-name="T13">using </text:span><text:span text:style-name="T14">the</text:span><text:span text:style-name="T13"> codebook as a </text:span><text:span text:style-name="T14">guide</text:span><text:span text:style-name="T11"> </text:span><text:span text:style-name="T12">and Cohen’s kappa calculated to </text:span><text:span text:style-name="T19">ensure</text:span><text:span text:style-name="T12"> inter-rater reliability. </text:span><text:span text:style-name="T17">T</text:span><text:span text:style-name="T15">he Cohen’s kappa value</text:span><text:span text:style-name="T16"> </text:span><text:span text:style-name="T15">achieved</text:span><text:span text:style-name="T16"> </text:span><text:span text:style-name="T18">from this process </text:span><text:span text:style-name="T16">was 0.92 </text:span><text:span text:style-name="T17">indicating </text:span><text:span text:style-name="T18">almost perfect agreement [CITE]. </text:span><text:span text:style-name="T20">This was calculated using </text:span><text:span text:style-name="T21">a </text:span><text:span text:style-name="T20">Python </text:span><text:span text:style-name="T21">script</text:span><text:span text:style-name="T20"> and the sklearn library [Appendix]</text:span></text:p>
      <text:p text:style-name="P1"/>
      <text:p text:style-name="P2"><text:span text:style-name="T1">This codebook will then be utilised as the basis for a classifier that uses keyword analysis to assign the most appropriate category from the codebook </text:span><text:span text:style-name="T2">to an item (in the form of a string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3.2$Linux_X86_64 LibreOffice_project/40$Build-2</meta:generator>
    <dc:date>2020-07-01T16:57:34.084386475</dc:date>
    <meta:editing-duration>PT1H9M30S</meta:editing-duration>
    <meta:editing-cycles>19</meta:editing-cycles>
    <meta:document-statistic meta:table-count="0" meta:image-count="0" meta:object-count="0" meta:page-count="1" meta:paragraph-count="5" meta:word-count="184" meta:character-count="1122" meta:non-whitespace-character-count="943"/>
  </office:meta>
</office:document-meta>
</file>